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OpenSymbol" svg:font-family="Open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bf0041"/>
    </style:style>
    <style:style style:name="P2" style:family="paragraph" style:parent-style-name="Standard">
      <style:text-properties fo:color="#000000" fo:background-color="#ffffff"/>
    </style:style>
    <style:style style:name="P3" style:family="paragraph" style:parent-style-name="Preformatted_20_Text">
      <style:text-properties fo:color="#000000" style:font-name="JetBrains Mono" fo:background-color="#ffffff"/>
    </style:style>
    <style:style style:name="P4" style:family="paragraph" style:parent-style-name="Preformatted_20_Text">
      <style:text-properties fo:color="#000000" fo:background-color="#ffffff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color="#000000" fo:background-color="#ffffff"/>
    </style:style>
    <style:style style:name="P6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JetBrains Mono" fo:background-color="#ffffff"/>
    </style:style>
    <style:style style:name="P7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fo:background-color="#ffffff"/>
    </style:style>
    <style:style style:name="P8" style:family="paragraph" style:parent-style-name="Standard" style:list-style-name="L1"/>
    <style:style style:name="T1" style:family="text">
      <style:text-properties fo:color="#bf0041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/>
    </style:style>
    <style:style style:name="T6" style:family="text">
      <style:text-properties style:font-name="JetBrains Mono"/>
    </style:style>
    <style:style style:name="T7" style:family="text">
      <style:text-properties fo:color="#000000" fo:background-color="#ffffff" loext:opacity="100%" loext:char-shading-value="0"/>
    </style:style>
    <style:style style:name="T8" style:family="text">
      <style:text-properties fo:color="#000000" fo:background-color="#ffffff" loext:opacity="100%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rstellen eines Bmark Strings</text:p>
      <text:p text:style-name="Standard"/>
      <text:p text:style-name="Standard">Bmark ist ein String der aus </text:p>
      <text:p text:style-name="Standard"/>
      <text:p text:style-name="Standard">- einer Position am Buch (String. unten=e, links=l und oben=o) abhängig von der Höhe des Buches besteht</text:p>
      <text:list xml:id="list444534363736704470" text:style-name="L1">
        <text:list-item>
          <text:p text:style-name="P8">sowie einer Farbe(String, b ..), abhängig von der Breite des Buchs</text:p>
        </text:list-item>
        <text:list-item>
          <text:p text:style-name="P8">und einem Barcode der </text:p>
        </text:list-item>
      </text:list>
      <text:p text:style-name="Standard">dreistellig ist mit Werte von bis 5 je Stelle dh. Es gibt 215 Werte zwischen 001 bis 555.</text:p>
      <text:p text:style-name="Standard"/>
      <text:p text:style-name="Standard">1. Erstelle</text:p>
      <text:p text:style-name="Standard"/>
      <text:p text:style-name="Standard">- Verzeichnis<text:span text:style-name="T1"> Logic</text:span> und </text:p>
      <text:p text:style-name="Standard"><text:span text:style-name="T2">- </text:span><text:span text:style-name="T2">Datei</text:span><text:span text:style-name="T2"> CreateBMark.</text:span><text:span text:style-name="T2">js</text:span> </text:p>
      <text:p text:style-name="Standard"/>
      <text:p text:style-name="Standard">im <text:span text:style-name="T2">backend </text:span><text:span text:style-name="T2">Verzeichnis</text:span><text:span text:style-name="T2"> </text:span></text:p>
      <text:p text:style-name="Standard"/>
      <text:p text:style-name="Standard">?Welche importe brauche ich?</text:p>
      <text:p text:style-name="Standard"/>
      <text:p text:style-name="Standard">2 <text:s/>Erstelle die <text:s/>Function </text:p>
      <text:p text:style-name="Standard"/>
      <text:p text:style-name="P1">Code: const CreateBMark</text:p>
      <text:p text:style-name="Standard"/>
      <text:p text:style-name="Standard">?Wie schaffe ich die Funktion?</text:p>
      <text:p text:style-name="Standard"/>
      <text:p text:style-name="Standard">3 Mache die Nutzereingabe aus dem Eingabefeld BBreite der <text:s/>frontend Datei CreateBooks hier verfügbar</text:p>
      <text:p text:style-name="Standard"><text:s/></text:p>
      <text:p text:style-name="P3">in frontend File Create Books</text:p>
      <text:p text:style-name="P3">&lt;div className='my-4'&gt;</text:p>
      <text:p text:style-name="P5"><text:s text:c="2"/><text:span text:style-name="T6">&lt;label className='text-xl mr-4 text-gray-500'&gt;KW1Pos&lt;/label&gt;</text:span></text:p>
      <text:p text:style-name="P5"><text:s text:c="2"/><text:span text:style-name="T6">&lt;input</text:span></text:p>
      <text:p text:style-name="P5"><text:s text:c="4"/><text:span text:style-name="T6">type='number'</text:span></text:p>
      <text:p text:style-name="P4"><text:s text:c="4"/><text:span text:style-name="T6">value={</text:span><text:span text:style-name="T6">BBreite</text:span><text:span text:style-name="T6">}</text:span></text:p>
      <text:p text:style-name="P5"><text:s text:c="4"/><text:span text:style-name="T6">onChange={(e) =&gt; set</text:span><text:span text:style-name="T6">BBreite</text:span><text:span text:style-name="T6">(e.target.value)}</text:span></text:p>
      <text:p text:style-name="P5"><text:s text:c="4"/><text:span text:style-name="T6">className='border-2 border-gray-500 px-4 py-2 <text:s/>w-full '</text:span></text:p>
      <text:p text:style-name="P4"><text:s text:c="2"/><text:span text:style-name="T6">/&gt;</text:span></text:p>
      <text:p text:style-name="P6">&lt;/div&gt;</text:p>
      <text:p text:style-name="P2">Wie bekomme ich den Input hierher Mit getBBreite?</text:p>
      <text:p text:style-name="P2"/>
      <text:p text:style-name="P2">4 Wende die Logik an wenn der input is 1 dann ist colour b</text:p>
      <text:p text:style-name="P2">?Wie gehen if Bedingungen in React?</text:p>
      <text:p text:style-name="P2">? muss ich variablen position colour und barcode definieren. </text:p>
      <text:p text:style-name="P2"/>
      <text:p text:style-name="P2">5 verbinde position „e“ mit colour colour b mit einem <text:s/>barcode der in der datenbank „barcode“ mit zwei Feldern</text:p>
      <text:p text:style-name="P2">Rang <text:s/>0-1</text:p>
      <text:p text:style-name="P2">Barcode 001 – 010 befüllt ist.</text:p>
      <text:p text:style-name="P2">rang 0 = 001</text:p>
      <text:p text:style-name="P2">rang 1 = 010 usw.</text:p>
      <text:p text:style-name="P2"/>
      <text:p text:style-name="P2">?Wie kann ich die barcodes aus der datenbank anfordern.</text:p>
      <text:p text:style-name="Standard"><text:span text:style-name="T7"><text:s/>Wie funktioniert die concat funktion </text:span><text:a xlink:type="simple" xlink:href="https://www.w3schools.com/jsref/jsref_concat_string.asp" text:style-name="Internet_20_link" text:visited-style-name="Visited_20_Internet_20_Link"><text:span text:style-name="T7">https://www.w3schools.com/jsref/jsref_concat_string.asp</text:span></text:a></text:p>
      <text:p text:style-name="P2"><text:soft-page-break/></text:p>
      <text:p text:style-name="P2">Das Programm sucht den Barcode mit dem besten rang aus also zuerst Rang 0 als Barcode 001 und verbindet ihn mit b</text:p>
      <text:p text:style-name="P2"/>
      <text:p text:style-name="P2">6 Das Programm prüft ob die geschaffene Bmark in der DB im gleichnamigen Feld schon vorhanden ist <text:s/>Wenn ja dann verbindet es den nächsthöheren Barcode und prüft wieder bis es einen gefunden hat der nicht vorkommt. </text:p>
      <text:p text:style-name="P2"><text:s/></text:p>
      <text:p text:style-name="P2">7 Wenn dieser gefunden ist ergänzt es diesen im Feld KW1 <text:s/>in der Datei CreateBooks und speichert in in der Datenbank books. </text:p>
      <text:p text:style-name="P3">KW1 and store in DB books </text:p>
      <text:p text:style-name="P3">&lt;div className='flex flex-col border-2 border-sky-400 rounded-xl w-[600px] p-4 mx-auto'&gt;</text:p>
      <text:p text:style-name="P5"><text:s text:c="2"/><text:span text:style-name="T6">&lt;div className='my-4'&gt;</text:span></text:p>
      <text:p text:style-name="P5"><text:s text:c="4"/><text:span text:style-name="T6">&lt;label className='text-xl mr-4 text-gray-500'&gt;KW1&lt;/label&gt;</text:span></text:p>
      <text:p text:style-name="P5"><text:s text:c="4"/><text:span text:style-name="T6">&lt;input</text:span></text:p>
      <text:p text:style-name="P5"><text:s text:c="6"/><text:span text:style-name="T6">type='text'</text:span></text:p>
      <text:p text:style-name="P4"><text:s text:c="6"/><text:span text:style-name="T6">value={title}</text:span></text:p>
      <text:p text:style-name="P5"><text:s text:c="6"/><text:span text:style-name="T6">onChange={(e) =&gt; set</text:span><text:span text:style-name="T6">BMark</text:span><text:span text:style-name="T6">(e.target.value)}</text:span></text:p>
      <text:p text:style-name="P5"><text:s text:c="6"/><text:span text:style-name="T6">className='border-2 border-gray-500 px-4 py-2 w-full'</text:span></text:p>
      <text:p text:style-name="P4"><text:s text:c="4"/><text:span text:style-name="T6">/&gt;</text:span></text:p>
      <text:p text:style-name="P7"><text:s text:c="2"/><text:span text:style-name="T6">&lt;/div&gt;</text:span>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OpenSymbol" svg:font-family="Open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31T09:34:23.506776551</meta:creation-date>
    <meta:generator>OpenOffice/4.1.15$Win32 OpenOffice.org_project/4115m2$Build-9813</meta:generator>
    <dc:date>2025-06-02T22:43:05.61</dc:date>
    <meta:editing-duration>PT54M11S</meta:editing-duration>
    <meta:editing-cycles>18</meta:editing-cycles>
    <meta:document-statistic meta:table-count="0" meta:image-count="0" meta:object-count="0" meta:page-count="2" meta:paragraph-count="53" meta:word-count="331" meta:character-count="2251"/>
    <dc:creator>c s</dc:creator>
  </office:meta>
</office:document-meta>
</file>